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Times New Roman" svg:font-family="'Times New 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style:font-weight-asian="bold" style:font-weight-complex="bold"/>
    </style:style>
    <style:style style:name="P2" style:family="paragraph" style:parent-style-name="Standard">
      <style:text-properties style:text-underline-style="solid" style:text-underline-width="auto" style:text-underline-color="font-color" fo:font-weight="bold" officeooo:rsid="00112cb6" officeooo:paragraph-rsid="00112cb6" style:font-weight-asian="bold" style:font-weight-complex="bold"/>
    </style:style>
    <style:style style:name="P3" style:family="paragraph" style:parent-style-name="Standard">
      <style:text-properties fo:font-style="italic" officeooo:rsid="00129541" style:font-style-asian="italic" style:font-style-complex="italic"/>
    </style:style>
    <style:style style:name="P4" style:family="paragraph" style:parent-style-name="Standard">
      <style:text-properties style:text-underline-style="none" fo:font-weight="normal" style:font-weight-asian="normal" style:font-weight-complex="normal"/>
    </style:style>
    <style:style style:name="P5" style:family="paragraph" style:parent-style-name="Standard">
      <style:text-properties style:text-underline-style="none" fo:font-weight="normal" officeooo:paragraph-rsid="0023516b" style:font-weight-asian="normal" style:font-weight-complex="normal"/>
    </style:style>
    <style:style style:name="P6" style:family="paragraph" style:parent-style-name="Text_20_body">
      <style:text-properties style:text-underline-style="solid" style:text-underline-width="auto" style:text-underline-color="font-color"/>
    </style:style>
    <style:style style:name="P7" style:family="paragraph" style:parent-style-name="Text_20_body" style:list-style-name="L2"/>
    <style:style style:name="P8" style:family="paragraph" style:parent-style-name="Text_20_body">
      <style:text-properties fo:font-style="italic" style:font-style-asian="italic" style:font-style-complex="italic"/>
    </style:style>
    <style:style style:name="P9" style:family="paragraph" style:parent-style-name="Text_20_body">
      <style:text-properties fo:font-style="normal" style:font-style-asian="normal" style:font-style-complex="normal"/>
    </style:style>
    <style:style style:name="P10" style:family="paragraph" style:parent-style-name="Text_20_body">
      <style:text-properties fo:font-style="normal" officeooo:paragraph-rsid="00129541" style:font-style-asian="normal" style:font-style-complex="normal"/>
    </style:style>
    <style:style style:name="P11" style:family="paragraph" style:parent-style-name="Text_20_body" style:list-style-name="L2">
      <style:text-properties fo:font-style="normal" style:font-style-asian="normal" style:font-style-complex="normal"/>
    </style:style>
    <style:style style:name="P12" style:family="paragraph" style:parent-style-name="Text_20_body" style:list-style-name="L1">
      <style:text-properties fo:font-style="normal" style:text-underline-style="none" style:font-style-asian="normal" style:font-style-complex="normal"/>
    </style:style>
    <style:style style:name="P13" style:family="paragraph" style:parent-style-name="Text_20_body">
      <style:text-properties fo:font-style="normal" style:text-underline-style="solid" style:text-underline-width="auto" style:text-underline-color="font-color" fo:font-weight="normal" officeooo:rsid="001f036c" officeooo:paragraph-rsid="001f036c" style:font-style-asian="normal" style:font-weight-asian="normal" style:font-style-complex="normal" style:font-weight-complex="normal"/>
    </style:style>
    <style:style style:name="P14" style:family="paragraph" style:parent-style-name="Text_20_body" style:list-style-name="L3"/>
    <style:style style:name="P15" style:family="paragraph" style:parent-style-name="Text_20_body" style:list-style-name="L3">
      <style:text-properties officeooo:paragraph-rsid="003fd343"/>
    </style:style>
    <style:style style:name="P16" style:family="paragraph" style:parent-style-name="Text_20_body" style:list-style-name="L3">
      <style:text-properties officeooo:paragraph-rsid="005353f8"/>
    </style:style>
    <style:style style:name="P17" style:family="paragraph" style:parent-style-name="Text_20_body">
      <style:text-properties officeooo:paragraph-rsid="00334322"/>
    </style:style>
    <style:style style:name="P18" style:family="paragraph" style:parent-style-name="Text_20_body">
      <style:text-properties officeooo:paragraph-rsid="003fd343"/>
    </style:style>
    <style:style style:name="P19" style:family="paragraph" style:parent-style-name="Text_20_body">
      <style:text-properties officeooo:rsid="004a68a9" officeooo:paragraph-rsid="004a68a9"/>
    </style:style>
    <style:style style:name="T1" style:family="text">
      <style:text-properties officeooo:rsid="00129541"/>
    </style:style>
    <style:style style:name="T2" style:family="text">
      <style:text-properties fo:font-style="italic"/>
    </style:style>
    <style:style style:name="T3" style:family="text">
      <style:text-properties fo:font-style="italic" style:font-style-asian="italic" style:font-style-complex="italic"/>
    </style:style>
    <style:style style:name="T4" style:family="text">
      <style:text-properties fo:font-style="italic" officeooo:rsid="0020af71" style:font-style-asian="italic" style:font-style-complex="italic"/>
    </style:style>
    <style:style style:name="T5" style:family="text">
      <style:text-properties fo:font-style="italic" officeooo:rsid="0034ffd4" style:font-style-asian="italic" style:font-style-complex="italic"/>
    </style:style>
    <style:style style:name="T6" style:family="text">
      <style:text-properties fo:font-style="italic" officeooo:rsid="0038b944" style:font-style-asian="italic" style:font-style-complex="italic"/>
    </style:style>
    <style:style style:name="T7" style:family="text">
      <style:text-properties fo:font-style="italic" officeooo:rsid="0039ea5b" style:font-style-asian="italic" style:font-style-complex="italic"/>
    </style:style>
    <style:style style:name="T8" style:family="text">
      <style:text-properties fo:font-style="italic" officeooo:rsid="003b8d4f" style:font-style-asian="italic" style:font-style-complex="italic"/>
    </style:style>
    <style:style style:name="T9" style:family="text">
      <style:text-properties fo:font-style="italic" officeooo:rsid="0059d9f6" style:font-style-asian="italic" style:font-style-complex="italic"/>
    </style:style>
    <style:style style:name="T10" style:family="text">
      <style:text-properties fo:font-style="italic" officeooo:rsid="001f036c" style:font-style-asian="italic" style:font-style-complex="italic"/>
    </style:style>
    <style:style style:name="T11" style:family="text">
      <style:text-properties fo:font-style="italic" style:text-underline-style="solid" style:text-underline-width="auto" style:text-underline-color="font-color" style:font-style-asian="italic" style:font-style-complex="italic"/>
    </style:style>
    <style:style style:name="T12" style:family="text">
      <style:text-properties fo:font-style="italic" style:text-underline-style="solid" style:text-underline-width="auto" style:text-underline-color="font-color" officeooo:rsid="0020af71" style:font-style-asian="italic" style:font-style-complex="italic"/>
    </style:style>
    <style:style style:name="T13" style:family="text">
      <style:text-properties fo:font-style="italic" style:text-underline-style="solid" style:text-underline-width="auto" style:text-underline-color="font-color" officeooo:rsid="001f036c" style:font-style-asian="italic" style:font-style-complex="italic"/>
    </style:style>
    <style:style style:name="T14" style:family="text">
      <style:text-properties style:font-name="Times New Roman"/>
    </style:style>
    <style:style style:name="T15" style:family="text">
      <style:text-properties officeooo:rsid="00149989"/>
    </style:style>
    <style:style style:name="T16" style:family="text">
      <style:text-properties officeooo:rsid="00163af8"/>
    </style:style>
    <style:style style:name="T17" style:family="text">
      <style:text-properties fo:font-style="normal" style:font-style-asian="normal" style:font-style-complex="normal"/>
    </style:style>
    <style:style style:name="T18" style:family="text">
      <style:text-properties fo:font-style="normal" officeooo:rsid="001ace15" style:font-style-asian="normal" style:font-style-complex="normal"/>
    </style:style>
    <style:style style:name="T19" style:family="text">
      <style:text-properties fo:font-style="normal" officeooo:rsid="00149989" style:font-style-asian="normal" style:font-style-complex="normal"/>
    </style:style>
    <style:style style:name="T20" style:family="text">
      <style:text-properties fo:font-style="normal" officeooo:rsid="001eddf9" style:font-style-asian="normal" style:font-style-complex="normal"/>
    </style:style>
    <style:style style:name="T21" style:family="text">
      <style:text-properties fo:font-style="normal" officeooo:rsid="001f036c" style:font-style-asian="normal" style:font-style-complex="normal"/>
    </style:style>
    <style:style style:name="T22" style:family="text">
      <style:text-properties fo:font-style="normal" officeooo:rsid="00325905" style:font-style-asian="normal" style:font-style-complex="normal"/>
    </style:style>
    <style:style style:name="T23" style:family="text">
      <style:text-properties fo:font-style="normal" officeooo:rsid="0033cc7f" style:font-style-asian="normal" style:font-style-complex="normal"/>
    </style:style>
    <style:style style:name="T24" style:family="text">
      <style:text-properties fo:font-style="normal" officeooo:rsid="00210030" style:font-style-asian="normal" style:font-style-complex="normal"/>
    </style:style>
    <style:style style:name="T25" style:family="text">
      <style:text-properties fo:font-style="normal" officeooo:rsid="003c2f1b" style:font-style-asian="normal" style:font-style-complex="normal"/>
    </style:style>
    <style:style style:name="T26" style:family="text">
      <style:text-properties fo:font-style="normal" officeooo:rsid="003d1cd6" style:font-style-asian="normal" style:font-style-complex="normal"/>
    </style:style>
    <style:style style:name="T27" style:family="text">
      <style:text-properties fo:font-style="normal" officeooo:rsid="005883b3" style:font-style-asian="normal" style:font-style-complex="normal"/>
    </style:style>
    <style:style style:name="T28" style:family="text">
      <style:text-properties fo:font-style="normal" officeooo:rsid="0059d9f6" style:font-style-asian="normal" style:font-style-complex="normal"/>
    </style:style>
    <style:style style:name="T29" style:family="text">
      <style:text-properties fo:font-style="normal" style:text-underline-style="none" fo:font-weight="normal" style:font-style-asian="normal" style:font-weight-asian="normal" style:font-style-complex="normal" style:font-weight-complex="normal"/>
    </style:style>
    <style:style style:name="T30" style:family="text">
      <style:text-properties fo:font-style="normal" style:text-underline-style="none" fo:font-weight="normal" officeooo:rsid="0018a143" style:font-style-asian="normal" style:font-weight-asian="normal" style:font-style-complex="normal" style:font-weight-complex="normal"/>
    </style:style>
    <style:style style:name="T31" style:family="text">
      <style:text-properties fo:font-style="normal" style:text-underline-style="none" fo:font-weight="normal" officeooo:rsid="001cce38" style:font-style-asian="normal" style:font-weight-asian="normal" style:font-style-complex="normal" style:font-weight-complex="normal"/>
    </style:style>
    <style:style style:name="T32" style:family="text">
      <style:text-properties fo:font-style="normal" style:text-underline-style="none" fo:font-weight="normal" officeooo:rsid="0033cc7f" style:font-style-asian="normal" style:font-weight-asian="normal" style:font-style-complex="normal" style:font-weight-complex="normal"/>
    </style:style>
    <style:style style:name="T33" style:family="text">
      <style:text-properties fo:font-style="normal" style:text-underline-style="solid" style:text-underline-width="auto" style:text-underline-color="font-color" style:font-style-asian="normal" style:font-style-complex="normal"/>
    </style:style>
    <style:style style:name="T34" style:family="text">
      <style:text-properties officeooo:rsid="001ace15"/>
    </style:style>
    <style:style style:name="T35" style:family="text">
      <style:text-properties officeooo:rsid="001f036c"/>
    </style:style>
    <style:style style:name="T36" style:family="text">
      <style:text-properties style:text-underline-style="solid" style:text-underline-width="auto" style:text-underline-color="font-color"/>
    </style:style>
    <style:style style:name="T37" style:family="text">
      <style:text-properties style:text-underline-style="solid" style:text-underline-width="auto" style:text-underline-color="font-color" officeooo:rsid="001f036c"/>
    </style:style>
    <style:style style:name="T38" style:family="text">
      <style:text-properties style:text-underline-style="solid" style:text-underline-width="auto" style:text-underline-color="font-color" officeooo:rsid="0020af71"/>
    </style:style>
    <style:style style:name="T39" style:family="text">
      <style:text-properties style:text-underline-style="solid" style:text-underline-width="auto" style:text-underline-color="font-color" officeooo:rsid="005353f8"/>
    </style:style>
    <style:style style:name="T40" style:family="text">
      <style:text-properties officeooo:rsid="0020af71"/>
    </style:style>
    <style:style style:name="T41" style:family="text">
      <style:text-properties style:text-underline-style="none"/>
    </style:style>
    <style:style style:name="T42" style:family="text">
      <style:text-properties style:text-underline-style="none" fo:font-weight="normal" officeooo:rsid="003e0a89" style:font-weight-asian="normal" style:font-weight-complex="normal"/>
    </style:style>
    <style:style style:name="T43" style:family="text">
      <style:text-properties style:text-underline-style="none" fo:font-weight="normal" officeooo:rsid="003fd343" style:font-weight-asian="normal" style:font-weight-complex="normal"/>
    </style:style>
    <style:style style:name="T44" style:family="text">
      <style:text-properties officeooo:rsid="0025d8d5"/>
    </style:style>
    <style:style style:name="T45" style:family="text">
      <style:text-properties officeooo:rsid="0032a7d5"/>
    </style:style>
    <style:style style:name="T46" style:family="text">
      <style:text-properties officeooo:rsid="0034ffd4"/>
    </style:style>
    <style:style style:name="T47" style:family="text">
      <style:text-properties officeooo:rsid="0038b944"/>
    </style:style>
    <style:style style:name="T48" style:family="text">
      <style:text-properties officeooo:rsid="0039ea5b"/>
    </style:style>
    <style:style style:name="T49" style:family="text">
      <style:text-properties officeooo:rsid="003b8d4f"/>
    </style:style>
    <style:style style:name="T50" style:family="text">
      <style:text-properties officeooo:rsid="00510ffc"/>
    </style:style>
    <style:style style:name="T51" style:family="text">
      <style:text-properties officeooo:rsid="00520b18"/>
    </style:style>
    <style:style style:name="T52" style:family="text">
      <style:text-properties officeooo:rsid="0055a87a"/>
    </style:style>
    <style:style style:name="T53" style:family="text">
      <style:text-properties officeooo:rsid="0059d9f6"/>
    </style:style>
    <style:style style:name="T54" style:family="text">
      <style:text-properties officeooo:rsid="005b0a86"/>
    </style:style>
    <style:style style:name="T55" style:family="text">
      <style:text-properties officeooo:rsid="005e9f0f"/>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text:tab/></text:p>
      <text:p text:style-name="Standard"/>
      <text:p text:style-name="P1">Describe the role of security managers in establishing policies and maintaining standards in ethical issues within the workplace.</text:p>
      <text:p text:style-name="P3"/>
      <text:p text:style-name="P10"><text:tab/>Security managers play a <text:span text:style-name="T34">integral </text:span>role in establishing policies and maintaining standards in ethical issues within the workplace. <text:span text:style-name="T1">The book states that “a security manager is a person who protects identified assets through personnel, procedures, and systems under his or her control.” </text:span><text:span text:style-name="T14">(McCrie, 2015) </text:span>They are responsible for identifying potential risks and threats to the organization's security <text:span text:style-name="T16">while</text:span> developing strategies to mitigate them.</text:p>
      <text:p text:style-name="P17"><text:span text:style-name="T19"><text:tab/></text:span><text:span text:style-name="T22">Security managers</text:span><text:span text:style-name="T17"> must ensure policies </text:span><text:span text:style-name="T19">are</text:span><text:span text:style-name="T17"> enforced. This </text:span><text:span text:style-name="T19">can be </text:span><text:span text:style-name="T17">training employees on policies and procedures and providing guidance </text:span><text:span text:style-name="T27">as well as having a </text:span><text:span text:style-name="T17">role in investigating and resolving ethical </text:span><text:span text:style-name="T18">issues</text:span><text:span text:style-name="T17">. They </text:span><text:span text:style-name="T19">can</text:span><text:span text:style-name="T17"> conduct investigations, gather evidence, and work with legal </text:span><text:span text:style-name="T19">and</text:span><text:span text:style-name="T17"> human resources to ensure appropriate disciplinary action </text:span><text:span text:style-name="T27">is taken</text:span><text:span text:style-name="T17">.</text:span></text:p>
      <text:p text:style-name="Standard">McCrie, R. (2015). <text:span text:style-name="T2">Security Operations Management</text:span>. Butterworth-Heinemann.</text:p>
      <text:p text:style-name="Standard"><text:tab/></text:p>
      <text:p text:style-name="Standard"/>
      <text:p text:style-name="P1">Describe in your own words the connections between situational crime prevention and research applications for loss problems or concerns. Provide examples of situational crimes prevention in Cybersecurity</text:p>
      <text:p text:style-name="P1">(Hint: Box 1.3 on p. 18). </text:p>
      <text:p text:style-name="P1"/>
      <text:p text:style-name="Text_20_body"><text:span text:style-name="T29"><text:tab/>Situational crime prevention </text:span><text:span text:style-name="T32">prevents</text:span><text:span text:style-name="T29"> crim</text:span><text:span text:style-name="T31">e</text:span><text:span text:style-name="T29"> by reducing opportunities </text:span><text:span text:style-name="T32">for</text:span><text:span text:style-name="T29"> </text:span><text:span text:style-name="T31">the </text:span><text:span text:style-name="T29">crime </text:span><text:span text:style-name="T32">to occur</text:span><text:span text:style-name="T29">. It is based on the idea that crime is not </text:span><text:span text:style-name="T30">only</text:span><text:span text:style-name="T29"> a result of </text:span><text:span text:style-name="T31">behavior</text:span><text:span text:style-name="T29">, but </text:span><text:span text:style-name="T30">can also be</text:span><text:span text:style-name="T29"> influenced by </text:span><text:span text:style-name="T32">ones</text:span><text:span text:style-name="T31"> environment.</text:span><text:span text:style-name="T29"> </text:span><text:span text:style-name="T17">Research applications for loss problems or concerns </text:span><text:span text:style-name="T21">can </text:span><text:span text:style-name="T17">benefit from situational crime prevention by identifying </text:span><text:span text:style-name="T20">crime</text:span><text:span text:style-name="T17"> and designing </text:span><text:span text:style-name="T20">remediation </text:span><text:span text:style-name="T23">to be implemented</text:span><text:span text:style-name="T17">. </text:span></text:p>
      <text:p text:style-name="P13">Situational Crime Prevention Examples<text:span text:style-name="T41">:</text:span></text:p>
      <text:list xml:id="list2337829150" text:style-name="L1">
        <text:list-item>
          <text:p text:style-name="P12"><text:span text:style-name="T36">Access controls</text:span>: <text:span text:style-name="T46">Tighter access controls can prevent incidents</text:span>, such as using passwords, two-factor authentication, or bio-metric identification.</text:p>
        </text:list-item>
        <text:list-item>
          <text:p text:style-name="P12"><text:span text:style-name="T36">Encryption</text:span>: <text:span text:style-name="T46">Encrypting data can prevent incident</text:span><text:span text:style-name="T47">s </text:span><text:span text:style-name="T46">by </text:span>making it <text:span text:style-name="T46">decipherable</text:span> <text:span text:style-name="T46">to those with out the</text:span> decryption key. </text:p>
        </text:list-item>
        <text:list-item>
          <text:p text:style-name="P12"><text:span text:style-name="T36">Firewalls / </text:span><text:span text:style-name="T38">Intrusion Prevention System</text:span>: <text:span text:style-name="T48">Blocking and </text:span>Preventing <text:span text:style-name="T48">traffic can protect against incidents by block</text:span><text:span text:style-name="T53">ing</text:span><text:span text:style-name="T48"> all unapproved traffic and </text:span><text:span text:style-name="T40">analyzing </text:span><text:span text:style-name="T48">all </text:span><text:span text:style-name="T40">approved traffic.</text:span></text:p>
        </text:list-item>
        <text:list-item>
          <text:p text:style-name="P12"><text:span text:style-name="T37">E</text:span><text:span text:style-name="T36">ducation</text:span>: Educati<text:span text:style-name="T49">on can prevent incidents by helping the workforce instill good cyber principles such as</text:span> <text:span text:style-name="T49">how to </text:span>avoid phishing emails, malware, and other types of cyberattacks.</text:p>
        </text:list-item>
      </text:list>
      <text:p text:style-name="P8"/>
      <text:p text:style-name="P1"/>
      <text:p text:style-name="P1"/>
      <text:p text:style-name="P1"><text:soft-page-break/>Why was the Rand Report so influential on security practices and cybersecurity specifically? Suggest good practices noted in the report for cybersecurity operation (i.e. people, policy and practices)</text:p>
      <text:p text:style-name="P1"/>
      <text:p text:style-name="P4"/>
      <text:p text:style-name="Text_20_body"><text:span text:style-name="T17">The </text:span><text:span text:style-name="T24">Rand R</text:span><text:span text:style-name="T17">eport was </text:span><text:span text:style-name="T24">influential</text:span><text:span text:style-name="T17"> because it </text:span><text:span text:style-name="T25">helped cement</text:span><text:span text:style-name="T17"> the development of security practices and policies by highlighting the need for strong security measures to protect sensitive information. This included the importance of access controls, monitoring and logging, and incident response procedures.</text:span></text:p>
      <text:p text:style-name="P6"><text:span text:style-name="T25">Good Practices Noted in Rand Report Examples</text:span><text:span text:style-name="T17">:</text:span></text:p>
      <text:list xml:id="list3093006016" text:style-name="L2">
        <text:list-item>
          <text:p text:style-name="P7"><text:span text:style-name="T33">Encryption</text:span><text:span text:style-name="T17">: </text:span><text:span text:style-name="T28">C</text:span><text:span text:style-name="T25">an</text:span><text:span text:style-name="T17"> protect sensitive information such as passwords, financial data, and personal information.</text:span></text:p>
        </text:list-item>
        <text:list-item>
          <text:p text:style-name="P7"><text:span text:style-name="T36">Access controls</text:span>: Restricting sensitive data and systems to authorized personnel only, using strong passwords, and implementing two-factor authentication.</text:p>
        </text:list-item>
        <text:list-item>
          <text:p text:style-name="P11"><text:span text:style-name="T36">Monitoring and logging</text:span>: Monitoring system activity and logging all events for analysis and investigation in case of an incident.</text:p>
        </text:list-item>
        <text:list-item>
          <text:p text:style-name="P7"><text:span text:style-name="T33">Incident response</text:span><text:span text:style-name="T17">: Have</text:span><text:span text:style-name="T25"> a</text:span><text:span text:style-name="T17"> clear incident response plan in place, </text:span><text:span text:style-name="T25">including </text:span><text:span text:style-name="T17">procedures for identifying, containing, and remedying security incidents.</text:span></text:p>
        </text:list-item>
        <text:list-item>
          <text:p text:style-name="P7"><text:span text:style-name="T33">User education and awareness</text:span><text:span text:style-name="T17">: Educating employees about cybersecurity and </text:span><text:span text:style-name="T26">the role they play</text:span><text:span text:style-name="T17"> in protecting information, such as avoiding suspicious links and reporting any security incidents.</text:span></text:p>
        </text:list-item>
      </text:list>
      <text:p text:style-name="P9"/>
      <text:p text:style-name="P4">Ware, Willis H. <text:span text:style-name="T44">(1979) </text:span><text:span text:style-name="T3">Security Controls for Computer Systems: Report of Defense Science Board Task Force on Computer Security</text:span>. Santa Monica, CA: RAND Corporation, 1979. https://www.rand.org/pubs/reports/R609-1.html</text:p>
      <text:p text:style-name="P1"/>
      <text:p text:style-name="P1"/>
      <text:p text:style-name="P2">Research an academic or industry type article about effective cybersecurity operation practices. Describe the practices and the value that the organization can gain from adopting these practices.</text:p>
      <text:p text:style-name="P1"/>
      <text:p text:style-name="P18"><text:span text:style-name="T42">Research </text:span><text:span text:style-name="T43">Article: “</text:span><text:span text:style-name="T42">Ubiquitous Connectivity and Threats: Architecting The Next Generation Cyber Security Operations”</text:span></text:p>
      <text:p text:style-name="P19">In this article the authors present the following best practices and values from a cybersecurity operations standpoint.</text:p>
      <text:list xml:id="list876051268" text:style-name="L3">
        <text:list-item>
          <text:p text:style-name="P15"><text:span text:style-name="T36">Continuous </text:span><text:span text:style-name="T39">M</text:span><text:span text:style-name="T36">onitoring</text:span>: Organizations should monitor systems to detect and respond to incidents in real time.</text:p>
        </text:list-item>
        <text:list-item>
          <text:p text:style-name="P16"><text:span text:style-name="T36">Threat </text:span><text:span text:style-name="T39">I</text:span><text:span text:style-name="T36">ntelligence</text:span>: Organizations should <text:span text:style-name="T50">use</text:span> threat intelligence sources to stay <text:span text:style-name="T50">alert on threats a</text:span>nd vulnerabilities. <text:span text:style-name="T50">This can include </text:span>security vendor reports <text:span text:style-name="T50">and</text:span> government alerts.</text:p>
        </text:list-item>
        <text:list-item>
          <text:p text:style-name="P14"><text:soft-page-break/><text:span text:style-name="T36">Incident response</text:span>: Organizations should have a response plan that <text:span text:style-name="T51">clearly defines</text:span> roles and responsibilities <text:span text:style-name="T51">of employees</text:span>. <text:span text:style-name="T51">The plan should</text:span> provide <text:span text:style-name="T51">guidance</text:span> for responding to incidents <text:span text:style-name="T54">on the fly</text:span>.</text:p>
        </text:list-item>
        <text:list-item>
          <text:p text:style-name="P14"><text:span text:style-name="T36">Training</text:span>: Organizations should provide cybersecurity training to employees to ensure they are <text:span text:style-name="T52">up to date with the</text:span> latest threats and best practices.</text:p>
        </text:list-item>
        <text:list-item>
          <text:p text:style-name="P14"><text:span text:style-name="T36">Collaboration</text:span>: Organizations should collaborate with other<text:span text:style-name="T52">s</text:span> and <text:span text:style-name="T52">the</text:span> government to share threat intelligence and best practices <text:span text:style-name="T55">for</text:span><text:span text:style-name="T52"> the common good.</text:span></text:p>
        </text:list-item>
      </text:list>
      <text:p text:style-name="P1"/>
      <text:p text:style-name="P1"/>
      <text:p text:style-name="P5">McCallam <text:span text:style-name="T44">D.</text:span>, Frazier <text:span text:style-name="T44">P.,</text:span> and Savold <text:span text:style-name="T44">R.</text:span>, <text:span text:style-name="T44">(2017) </text:span><text:span text:style-name="T3">Ubiquitous Connectivity and Threats: Architecting The Next Generation Cyber Security Operations,"</text:span><text:span text:style-name="Emphasis">IEEE 7th Annual International Conference on CYBER Technology in Automation, Control, and Intelligent Systems (CYBER)</text:span>, Honolulu, HI, USA, 2017, pp. 1506-1509, doi: 10.1109/CYBER.2017.8446485.</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Times New Roman" svg:font-family="'Times New 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3-13T21:49:12.628620362</meta:creation-date>
    <dc:date>2023-03-15T20:21:00.282576639</dc:date>
    <meta:editing-duration>P1DT20H41M49S</meta:editing-duration>
    <meta:editing-cycles>47</meta:editing-cycles>
    <meta:generator>LibreOffice/6.4.7.2$Linux_X86_64 LibreOffice_project/40$Build-2</meta:generator>
    <meta:document-statistic meta:table-count="0" meta:image-count="0" meta:object-count="0" meta:page-count="3" meta:paragraph-count="32" meta:word-count="736" meta:character-count="5304" meta:non-whitespace-character-count="4604"/>
  </office:meta>
</office:document-meta>
</file>